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ACT CIVIL DE PRESTARI SERVICII</text:p>
      <text:p text:style-name="P3"/>
      <text:p text:style-name="P2"/>
      <text:p text:style-name="P2">Data: _____________</text:p>
      <text:p text:style-name="P1"/>
      <text:p text:style-name="P1"/>
      <text:p text:style-name="P1"/>
      <text:p text:style-name="P1">I. <text:span text:style-name="T2">Partile contractante:</text:span></text:p>
      <text:p text:style-name="P1">1. <text:span text:style-name="T1">Asociatia de Proprietari de Apartamente Mircea cel Batran nr. 47/A</text:span>, cu sediul in Brasov str. Mircea cel Batran nr. 47 bl. 37 sc. A cod fiscal: 10959139, reprezentata prin D-l ____________________________________ in calitate de presedinte si D-l <text:span text:style-name="T1">________________________________________</text:span> in calitate de administrator, numita in prezentul contract angajator(beneficiar),</text:p>
      <text:p text:style-name="P1">si</text:p>
      <text:p text:style-name="P1">2. Dl (D-na) ._________________________________, domiciliat in ______________, str_______________________________ nr. _______, judetul _____________, nascut in localitatea __________. la data de ________________. posesor al actului de identitate seria ____, nr._______________ eliberat de_______________ la data de __________-_______, codul numeric personal ________________________________., in calitate de prestator de servicii (executant), am incheiat prezentul contract civil de prestari servicii in urmatoarele conditii stabilite de comun acord:</text:p>
      <text:p text:style-name="P1"/>
      <text:p text:style-name="P1">II. <text:span text:style-name="T2">Obiectul <text:s/>contractului civil de prestari servicii</text:span></text:p>
      <text:p text:style-name="P5"/>
      <text:p text:style-name="P1">- activitatea/lucrarea ocazionala <text:s/>care urmeaza sa fie prestata _______________________________</text:p>
      <text:p text:style-name="P1">______________________________________________________________________________</text:p>
      <text:p text:style-name="P1">_______________________________________________________________________________</text:p>
      <text:p text:style-name="P1">_______________________________________________________________________________</text:p>
      <text:p text:style-name="P1">_______________________________________________________________________________</text:p>
      <text:p text:style-name="P1">_______________________________________________________________________________</text:p>
      <text:p text:style-name="P1">_______________________________________________________________________________</text:p>
      <text:p text:style-name="P1">_______________________________________________________________________________</text:p>
      <text:p text:style-name="P1">_______________________________________________________________________________</text:p>
      <text:p text:style-name="P1"/>
      <text:p text:style-name="P1">- remuneratia bruta stabilita pentru prestatie _________ lei</text:p>
      <text:p text:style-name="P1">- data efectuarii platii/remuneratiei .______________</text:p>
      <text:p text:style-name="P1"/>
      <text:p text:style-name="P1">III. <text:span text:style-name="T2">Drepturile si obligatiile partilor</text:span></text:p>
      <text:p text:style-name="P1"/>
      <text:p text:style-name="P1">1. Angajatorul se obliga:</text:p>
      <text:p text:style-name="P1">- sa-l remunereze pe prestator pentru rezultatul muncii sale;</text:p>
      <text:p text:style-name="P1">- sa creeze prestatorului conditii corespunzatoare de munca, cu respectarea normelor de protectia muncii;</text:p>
      <text:p text:style-name="P1">- sa retina si sa vireze impozitul prevazut de lege pentru venitul realizat de prestator.</text:p>
      <text:p text:style-name="P1"/>
      <text:p text:style-name="P1">2. Prestatorul se obliga:</text:p>
      <text:p text:style-name="P1">- sa presteze activitatea sau sa predea lucrarea la termenul convenit, in conditiile si de calitatea ceruta de beneficiar;</text:p>
      <text:p text:style-name="P1">- sa respecte secretul lucrarilor si regulile disciplinare stabilite de beneficiar pentru salariatii sai;</text:p>
      <text:p text:style-name="P1">- sa respecte normele de protectie a muncii specifice activitatii.</text:p>
      <text:p text:style-name="P1"/>
      <text:p text:style-name="P1">IV. <text:span text:style-name="T2">Durata contractului civil de prestari servicii</text:span></text:p>
      <text:p text:style-name="P1"/>
      <text:p text:style-name="P1"><text:soft-page-break/>- Durata determinata din data de ___________ pana in data de ______________</text:p>
      <text:p text:style-name="P1">- Durata executarii lucrarii .____________ </text:p>
      <text:p text:style-name="P1"/>
      <text:p text:style-name="P1">V. <text:span text:style-name="T2">Modificarea contractului civil de prestari servicii</text:span></text:p>
      <text:p text:style-name="P1"/>
      <text:p text:style-name="P1">Modificarea oricarei clauze a contractului civil de prestari servicii se poate face numai prin intelegere intre parti, convenita in scris, prin act aditional.</text:p>
      <text:p text:style-name="P1">VI. Incetarea contractului civil de prestari servicii</text:p>
      <text:p text:style-name="P1">Prezenta contractului civil de prestari servicii inceteaza:</text:p>
      <text:p text:style-name="P1">1. prin acordul scris al partilor;</text:p>
      <text:p text:style-name="P1">2. din initiativa temeinic motivata a uneia din parti, cu un preaviz de 15 zile lucratoare.</text:p>
      <text:p text:style-name="P1"/>
      <text:p text:style-name="P1">VII. Raspunderea partilor</text:p>
      <text:p text:style-name="P1"/>
      <text:p text:style-name="P1">Neindeplinirea sau indeplinirea necorespunzatoare a obligatiilor asumate prin prezentul contract civil de prestari servicii atrage raspunderea partii in culpa, in afara de cazurile de exonerare prevazute de lege.</text:p>
      <text:p text:style-name="P1">Litigiile ivite in derularea prezentului contractului civil de prestari servicii se solutioneaza pe cale amiabila sau de catre judecatorie, in cazul in care nu s-au solutionat pe cale amiabila.</text:p>
      <text:p text:style-name="P1">Prezentul contract civil de prestari servicii a fost incheiata in doua exemplare, cate unul pentru fiecare parte.</text:p>
      <text:p text:style-name="P1"/>
      <text:p text:style-name="P1"/>
      <text:p text:style-name="P1"/>
      <text:p text:style-name="P1"/>
      <text:p text:style-name="P1"/>
      <text:p text:style-name="P1"/>
      <text:p text:style-name="P4">Angajator(Beneficiar) <text:tab/><text:tab/><text:tab/><text:tab/><text:tab/><text:tab/>Prestator(Executant)</text:p>
      <text:p text:style-name="P4"/>
      <text:p text:style-name="P4">Asoc. de Prop. de Ap. Mircea cel Batran nr. 47/A</text:p>
      <text:p text:style-name="P1"/>
      <text:p text:style-name="P1"><text:span text:style-name="T1">_______________________</text:span><text:tab/><text:tab/><text:tab/><text:tab/><text:tab/><text:tab/>_________________________</text:p>
      <text:p text:style-name="P1">Presedinte</text:p>
      <text:p text:style-name="P1"/>
      <text:p text:style-name="P1">Semnatura: ____________ <text:tab/><text:tab/><text:tab/><text:tab/><text:tab/><text:tab/>Semnatura: ____________</text:p>
      <text:p text:style-name="P1"/>
      <text:p text:style-name="P1"/>
      <text:p text:style-name="P4">________________________</text:p>
      <text:p text:style-name="P1">Administrator</text:p>
      <text:p text:style-name="P1"/>
      <text:p text:style-name="P1">Semnatura: 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ceptie 1 </meta:initial-creator>
    <meta:creation-date>2017-05-05T11:02:51.41</meta:creation-date>
    <dc:date>2018-06-09T09:28:13.90</dc:date>
    <dc:creator>receptie 1 </dc:creator>
    <meta:editing-duration>PT14M4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48" meta:word-count="440" meta:character-count="3962"/>
  </office:meta>
</office:document-meta>
</file>